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Letter" table:style-name="ta1">
        <table:shapes>
          <draw:frame draw:z-index="0" draw:style-name="gr1" draw:text-style-name="P1" svg:width="511.29pt" svg:height="255.26pt" svg:x="14.03pt" svg:y="3pt">
            <draw:object draw:notify-on-update-of-ranges="frequencyLetter.A1:frequencyLetter.A1 frequencyLetter.A2:frequencyLetter.A28 frequencyLetter.B1:frequencyLetter.B1 frequencyLetter.B2:frequencyLetter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racter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(space)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bre total de caracteres : 200</text:p>
          </table:table-cell>
          <table:table-cell/>
        </table:table-row>
        <table:table-row table:style-name="ro1">
          <table:table-cell office:value-type="string" calcext:value-type="string">
            <text:p>Entropie de l'entree : 4.22645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14:03:01.915063053</dc:date>
    <meta:editing-duration>PT5M44S</meta:editing-duration>
    <meta:editing-cycles>1</meta:editing-cycles>
    <meta:generator>LibreOffice/6.0.3.2$Linux_X86_64 LibreOffice_project/00m0$Build-2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38cm" svg:height="9.006cm" xlink:href=".." xlink:type="simple" chart:class="chart:bar" chart:style-name="ch1">
        <chart:title svg:x="2.453cm" svg:y="0.315cm" chart:style-name="ch2">
          <text:p>Frequency of each letter in the decrypted character string "Letter"</text:p>
        </chart:title>
        <chart:legend chart:legend-position="end" svg:x="15.669cm" svg:y="4.243cm" style:legend-expansion="high" chart:style-name="ch3"/>
        <chart:plot-area chart:style-name="ch4" table:cell-range-address="frequencyLetter.A1:frequencyLetter.B28" chart:data-source-has-labels="both" svg:x="0.36cm" svg:y="1.196cm" svg:width="14.949cm" svg:height="7.63cm">
          <chartooo:coordinate-region svg:x="1.089cm" svg:y="1.196cm" svg:width="14.22cm" svg:height="6.115cm"/>
          <chart:axis chart:dimension="x" chart:name="primary-x" chart:style-name="ch5" chartooo:axis-type="auto">
            <chartooo:date-scale/>
            <chart:categories table:cell-range-address="frequencyLetter.A2:frequencyLetter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requencyLetter.B2:frequencyLetter.B28" chart:label-cell-address="frequencyLetter.B1:frequencyLetter.B1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ency</text:p>
                <draw:g>
                  <svg:desc>frequencyLetter.B1:frequencyLette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space) </text:p>
                <draw:g>
                  <svg:desc>frequencyLetter.A2:frequencyLetter.A28</svg:desc>
                </draw:g>
              </table:table-cell>
              <table:table-cell office:value-type="float" office:value="25">
                <text:p>25</text:p>
                <draw:g>
                  <svg:desc>frequencyLetter.B2:frequencyLetter.B28</svg:desc>
                </draw:g>
              </table:table-cell>
            </table:table-row>
            <table:table-row>
              <table:table-cell office:value-type="string">
                <text:p>A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